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ourier" svg:font-family="Courier"/>
    <style:font-face style:name="DejaVu Serif" svg:font-family="'DejaVu Serif'" style:font-family-generic="roman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Kannada" svg:font-family="'Lohit Kannada'" style:font-pitch="variable"/>
    <style:font-face style:name="Lohit Tamil" svg:font-family="'Lohit Tamil'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asa Medium" svg:font-family="'Rasa Medium'" style:font-pitch="variable"/>
    <style:font-face style:name="Ubuntu" svg:font-family="Ubuntu" style:font-pitch="variable"/>
    <style:font-face style:name="Waree" svg:font-family="Waree" style:font-pitch="variable"/>
    <style:font-face style:name="Yrsa Medium" svg:font-family="'Yrsa Medium'" style:font-pitch="variable"/>
    <style:font-face style:name="open sans" svg:font-family="'open sans', 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paragraph-rsid="001dd985" style:font-name-asian="Courier" style:font-size-asian="14pt" style:font-name-complex="Courier" style:font-size-complex="14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paragraph-rsid="00201436" style:font-name-asian="Courier" style:font-size-asian="14pt" style:font-name-complex="Courier" style:font-size-complex="14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paragraph-rsid="00365e85" style:font-name-asian="Courier" style:font-size-asian="14pt" style:font-name-complex="Courier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paragraph-rsid="0043d267" style:font-name-asian="Courier" style:font-size-asian="14pt" style:font-name-complex="Courier" style:font-size-complex="14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paragraph-rsid="00579b79" style:font-name-asian="Courier" style:font-size-asian="14pt" style:font-name-complex="Courier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paragraph-rsid="005984d0" style:font-name-asian="Courier" style:font-size-asian="14pt" style:font-name-complex="Courier" style:font-size-complex="14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/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rsid="003e094d" officeooo:paragraph-rsid="003e094d" style:font-name-asian="Courier" style:font-size-asian="14pt" style:font-name-complex="Courier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rsid="003e094d" officeooo:paragraph-rsid="005156c7" style:font-name-asian="Courier" style:font-size-asian="14pt" style:font-name-complex="Courier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rsid="003e094d" officeooo:paragraph-rsid="0051f818" style:font-name-asian="Courier" style:font-size-asian="14pt" style:font-name-complex="Courier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rsid="00666b0c" officeooo:paragraph-rsid="00666b0c" style:font-name-asian="Courier" style:font-size-asian="14pt" style:font-name-complex="Courier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rsid="006b2012" officeooo:paragraph-rsid="006b2012" style:font-name-asian="Courier" style:font-size-asian="14pt" style:font-name-complex="Courier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rsid="0043d267" officeooo:paragraph-rsid="0043d267" style:font-name-asian="Courier" style:font-size-asian="14pt" style:font-name-complex="Courier" style:font-size-complex="14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officeooo:rsid="00786664" officeooo:paragraph-rsid="00786664" style:font-name-asian="Courier" style:font-size-asian="14pt" style:font-name-complex="Courier" style:font-size-complex="14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fo:font-weight="bold" style:font-name-asian="Courier" style:font-size-asian="14pt" style:font-weight-asian="bold" style:font-name-complex="Courier" style:font-size-complex="14pt" style:font-weight-complex="bold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fo:font-weight="bold" officeooo:rsid="001e1c35" officeooo:paragraph-rsid="001e1c35" style:font-name-asian="Courier" style:font-size-asian="14pt" style:font-weight-asian="bold" style:font-name-complex="Courier" style:font-size-complex="14pt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style:text-underline-style="solid" style:text-underline-type="double" style:text-underline-width="auto" style:text-underline-color="font-color" officeooo:rsid="005d6196" officeooo:paragraph-rsid="005d6196" style:font-name-asian="Courier" style:font-size-asian="14pt" style:font-name-complex="Courier" style:font-size-complex="14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officeooo:paragraph-rsid="00365e85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b85c00" loext:opacity="100%" style:font-name="Liberation Sans" fo:font-size="14pt" style:font-name-asian="Courier" style:font-size-asian="14pt" style:font-name-complex="Courier" style:font-size-complex="14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/>
      <style:text-properties fo:color="#b85c00" loext:opacity="100%" style:font-name="Liberation Sans" fo:font-size="14pt" style:font-name-asian="Courier" style:font-size-asian="14pt" style:font-name-complex="Courier" style:font-size-complex="14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4b47c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51f818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59381a" officeooo:paragraph-rsid="0059381a"/>
    </style:style>
    <style:style style:name="P25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Courier" fo:font-size="14pt" fo:font-weight="bold" style:font-name-asian="Courier" style:font-size-asian="14pt" style:font-weight-asian="bold" style:font-name-complex="Courier" style:font-size-complex="14pt" style:font-weight-complex="bold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T1" style:family="text">
      <style:text-properties fo:color="#000000" loext:opacity="100%" style:font-name="Courier" fo:font-size="14pt" fo:font-weight="bold" style:font-name-asian="Courier" style:font-size-asian="14pt" style:font-weight-asian="bold" style:font-name-complex="Courier" style:font-size-complex="14pt" style:font-weight-complex="bold"/>
    </style:style>
    <style:style style:name="T2" style:family="text">
      <style:text-properties fo:color="#000000" loext:opacity="100%" style:font-name="Courier" fo:font-size="14pt" fo:font-weight="bold" officeooo:rsid="00494c88" style:font-name-asian="Courier" style:font-size-asian="14pt" style:font-weight-asian="bold" style:font-name-complex="Courier" style:font-size-complex="14pt" style:font-weight-complex="bold"/>
    </style:style>
    <style:style style:name="T3" style:family="text">
      <style:text-properties fo:color="#000000" loext:opacity="100%" style:font-name="Courier" fo:font-size="14pt" fo:font-weight="bold" officeooo:rsid="004b47ca" style:font-name-asian="Courier" style:font-size-asian="14pt" style:font-weight-asian="bold" style:font-name-complex="Courier" style:font-size-complex="14pt" style:font-weight-complex="bold"/>
    </style:style>
    <style:style style:name="T4" style:family="text">
      <style:text-properties fo:color="#000000" loext:opacity="100%" style:font-name="Courier" fo:font-size="14pt" fo:font-weight="bold" officeooo:rsid="00914e84" style:font-name-asian="Courier" style:font-size-asian="14pt" style:font-weight-asian="bold" style:font-name-complex="Courier" style:font-size-complex="14pt" style:font-weight-complex="bold"/>
    </style:style>
    <style:style style:name="T5" style:family="text">
      <style:text-properties fo:color="#000000" loext:opacity="100%" style:font-name="Courier" fo:font-size="14pt" style:font-name-asian="Courier" style:font-size-asian="14pt" style:font-name-complex="Courier" style:font-size-complex="14pt"/>
    </style:style>
    <style:style style:name="T6" style:family="text">
      <style:text-properties fo:color="#000000" loext:opacity="100%" style:font-name="Courier" fo:font-size="14pt" officeooo:rsid="003e094d" style:font-name-asian="Courier" style:font-size-asian="14pt" style:font-name-complex="Courier" style:font-size-complex="14pt"/>
    </style:style>
    <style:style style:name="T7" style:family="text">
      <style:text-properties fo:color="#000000" loext:opacity="100%" style:font-name="Courier" fo:font-size="14pt" officeooo:rsid="0059381a" style:font-name-asian="Courier" style:font-size-asian="14pt" style:font-name-complex="Courier" style:font-size-complex="14pt"/>
    </style:style>
    <style:style style:name="T8" style:family="text">
      <style:text-properties fo:color="#000000" loext:opacity="100%" style:font-name="Courier" fo:font-size="14pt" officeooo:rsid="005984d0" style:font-name-asian="Courier" style:font-size-asian="14pt" style:font-name-complex="Courier" style:font-size-complex="14pt"/>
    </style:style>
    <style:style style:name="T9" style:family="text">
      <style:text-properties fo:color="#000000" loext:opacity="100%" style:font-name="Courier" fo:font-size="14pt" officeooo:rsid="005b7127" style:font-name-asian="Courier" style:font-size-asian="14pt" style:font-name-complex="Courier" style:font-size-complex="14pt"/>
    </style:style>
    <style:style style:name="T10" style:family="text">
      <style:text-properties fo:color="#000000" loext:opacity="100%" style:font-name="Courier" fo:font-size="14pt" officeooo:rsid="00914e84" style:font-name-asian="Courier" style:font-size-asian="14pt" style:font-name-complex="Courier" style:font-size-complex="14pt"/>
    </style:style>
    <style:style style:name="T11" style:family="text">
      <style:text-properties fo:color="#000000" loext:opacity="100%" style:font-name="Courier" fo:font-size="14pt" fo:font-weight="normal" officeooo:rsid="00494c88" style:font-name-asian="Courier" style:font-size-asian="14pt" style:font-weight-asian="normal" style:font-name-complex="Courier" style:font-size-complex="14pt" style:font-weight-complex="normal"/>
    </style:style>
    <style:style style:name="T12" style:family="text">
      <style:text-properties fo:color="#000000" loext:opacity="100%" style:font-name="Courier" fo:font-size="15pt" style:font-name-asian="Courier" style:font-size-asian="15pt" style:font-name-complex="Courier" style:font-size-complex="15pt"/>
    </style:style>
    <style:style style:name="T13" style:family="text">
      <style:text-properties fo:color="#000000" loext:opacity="100%" style:font-name="Courier" fo:font-size="15pt" officeooo:rsid="00914e84" style:font-name-asian="Courier" style:font-size-asian="15pt" style:font-name-complex="Courier" style:font-size-complex="15pt"/>
    </style:style>
    <style:style style:name="T14" style:family="text">
      <style:text-properties fo:color="#000000" loext:opacity="100%" style:font-name="Courier" fo:font-size="16pt" fo:font-weight="bold" officeooo:rsid="00914e84" style:font-name-asian="Courier" style:font-size-asian="16pt" style:font-weight-asian="bold" style:font-name-complex="Courier" style:font-size-complex="16pt" style:font-weight-complex="bold"/>
    </style:style>
    <style:style style:name="T15" style:family="text">
      <style:text-properties fo:color="#000000" loext:opacity="100%" style:font-name="Courier" fo:font-size="16pt" style:font-name-asian="Courier" style:font-size-asian="16pt" style:font-name-complex="Courier" style:font-size-complex="16pt"/>
    </style:style>
    <style:style style:name="T16" style:family="text">
      <style:text-properties fo:color="#000000" loext:opacity="100%" style:font-name="Courier" fo:font-size="16pt" officeooo:rsid="00914e84" style:font-name-asian="Courier" style:font-size-asian="16pt" style:font-name-complex="Courier" style:font-size-complex="16pt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037db70" style:font-size-asian="13pt" style:font-weight-asian="bold" style:font-size-complex="13pt" style:font-weight-complex="bold"/>
    </style:style>
    <style:style style:name="T19" style:family="text">
      <style:text-properties fo:font-size="13pt" fo:font-weight="normal" officeooo:rsid="0037db70" style:font-size-asian="13pt" style:font-weight-asian="normal" style:font-size-complex="13pt" style:font-weight-complex="normal"/>
    </style:style>
    <style:style style:name="T20" style:family="text">
      <style:text-properties fo:font-size="13pt" fo:font-weight="normal" officeooo:rsid="00494c88" style:font-size-asian="13pt" style:font-weight-asian="normal" style:font-size-complex="13pt" style:font-weight-complex="normal"/>
    </style:style>
    <style:style style:name="T21" style:family="text">
      <style:text-properties fo:font-size="13pt" fo:font-weight="normal" officeooo:rsid="004b47ca" style:font-size-asian="13pt" style:font-weight-asian="normal" style:font-size-complex="13pt" style:font-weight-complex="normal"/>
    </style:style>
    <style:style style:name="T22" style:family="text">
      <style:text-properties fo:font-size="13pt" fo:font-weight="normal" officeooo:rsid="004c4ac2" style:font-size-asian="13pt" style:font-weight-asian="normal" style:font-size-complex="13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8915e" style:font-weight-asian="bold" style:font-weight-complex="bold"/>
    </style:style>
    <style:style style:name="T25" style:family="text">
      <style:text-properties fo:font-weight="bold" officeooo:rsid="00614f50" style:font-weight-asian="bold" style:font-weight-complex="bold"/>
    </style:style>
    <style:style style:name="T26" style:family="text">
      <style:text-properties fo:font-weight="bold" officeooo:rsid="0083f651" style:font-weight-asian="bold" style:font-weight-complex="bold"/>
    </style:style>
    <style:style style:name="T27" style:family="text">
      <style:text-properties fo:color="#1e6a39" loext:opacity="100%" style:font-name="Garuda"/>
    </style:style>
    <style:style style:name="T28" style:family="text">
      <style:text-properties officeooo:rsid="00201436"/>
    </style:style>
    <style:style style:name="T29" style:family="text">
      <style:text-properties officeooo:rsid="00217339"/>
    </style:style>
    <style:style style:name="T30" style:family="text">
      <style:text-properties officeooo:rsid="00231e12"/>
    </style:style>
    <style:style style:name="T31" style:family="text">
      <style:text-properties fo:font-size="12pt" fo:font-weight="bold" officeooo:rsid="00338b38" style:font-size-asian="12pt" style:font-weight-asian="bold" style:font-size-complex="12pt" style:font-weight-complex="bold"/>
    </style:style>
    <style:style style:name="T32" style:family="text">
      <style:text-properties officeooo:rsid="00338b38"/>
    </style:style>
    <style:style style:name="T33" style:family="text">
      <style:text-properties officeooo:rsid="0036346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365e85"/>
    </style:style>
    <style:style style:name="T36" style:family="text">
      <style:text-properties style:font-name="Courier" fo:font-size="14pt" officeooo:rsid="00365e85" style:font-name-asian="Courier" style:font-size-asian="14pt" style:font-name-complex="Courier" style:font-size-complex="14pt"/>
    </style:style>
    <style:style style:name="T37" style:family="text">
      <style:text-properties officeooo:rsid="0039864a"/>
    </style:style>
    <style:style style:name="T38" style:family="text">
      <style:text-properties fo:color="#8d281e" loext:opacity="100%" fo:font-size="15pt" style:font-size-asian="15pt" style:font-size-complex="15pt"/>
    </style:style>
    <style:style style:name="T39" style:family="text">
      <style:text-properties fo:color="#468a1a" loext:opacity="100%" fo:font-weight="bold" style:font-weight-asian="bold" style:font-weight-complex="bold"/>
    </style:style>
    <style:style style:name="T40" style:family="text">
      <style:text-properties officeooo:rsid="004597cd"/>
    </style:style>
    <style:style style:name="T41" style:family="text">
      <style:text-properties officeooo:rsid="0048915e"/>
    </style:style>
    <style:style style:name="T42" style:family="text">
      <style:text-properties officeooo:rsid="004f7668"/>
    </style:style>
    <style:style style:name="T43" style:family="text">
      <style:text-properties officeooo:rsid="005156c7"/>
    </style:style>
    <style:style style:name="T44" style:family="text">
      <style:text-properties officeooo:rsid="0051f818"/>
    </style:style>
    <style:style style:name="T45" style:family="text">
      <style:text-properties officeooo:rsid="005362c0"/>
    </style:style>
    <style:style style:name="T46" style:family="text">
      <style:text-properties officeooo:rsid="0055194d"/>
    </style:style>
    <style:style style:name="T47" style:family="text">
      <style:text-properties officeooo:rsid="005697b9"/>
    </style:style>
    <style:style style:name="T48" style:family="text">
      <style:text-properties officeooo:rsid="0062e287"/>
    </style:style>
    <style:style style:name="T49" style:family="text">
      <style:text-properties officeooo:rsid="0064c550"/>
    </style:style>
    <style:style style:name="T50" style:family="text">
      <style:text-properties fo:color="#3465a4" loext:opacity="100%" style:font-name="Rasa Medium" fo:font-size="15pt" style:font-size-asian="15pt" style:font-size-complex="15pt"/>
    </style:style>
    <style:style style:name="T51" style:family="text">
      <style:text-properties officeooo:rsid="00678ce9"/>
    </style:style>
    <style:style style:name="T52" style:family="text">
      <style:text-properties officeooo:rsid="00698425"/>
    </style:style>
    <style:style style:name="T53" style:family="text">
      <style:text-properties officeooo:rsid="006c7698"/>
    </style:style>
    <style:style style:name="T54" style:family="text">
      <style:text-properties officeooo:rsid="006dfebc"/>
    </style:style>
    <style:style style:name="T55" style:family="text">
      <style:text-properties fo:background-color="#b2b2b2" loext:char-shading-value="0"/>
    </style:style>
    <style:style style:name="T56" style:family="text">
      <style:text-properties officeooo:rsid="0070f0a8"/>
    </style:style>
    <style:style style:name="T57" style:family="text">
      <style:text-properties officeooo:rsid="007315ed"/>
    </style:style>
    <style:style style:name="T58" style:family="text">
      <style:text-properties fo:background-color="#ffff6d" loext:char-shading-value="0"/>
    </style:style>
    <style:style style:name="T59" style:family="text">
      <style:text-properties officeooo:rsid="0075902d"/>
    </style:style>
    <style:style style:name="T60" style:family="text">
      <style:text-properties officeooo:rsid="0077ec18"/>
    </style:style>
    <style:style style:name="T61" style:family="text">
      <style:text-properties officeooo:rsid="0077ee4c"/>
    </style:style>
    <style:style style:name="T62" style:family="text">
      <style:text-properties officeooo:rsid="007a51ea"/>
    </style:style>
    <style:style style:name="T63" style:family="text">
      <style:text-properties officeooo:rsid="007ac8fa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officeooo:rsid="007d8a84"/>
    </style:style>
    <style:style style:name="T66" style:family="text">
      <style:text-properties officeooo:rsid="007dc9a2"/>
    </style:style>
    <style:style style:name="T67" style:family="text">
      <style:text-properties officeooo:rsid="00800f61"/>
    </style:style>
    <style:style style:name="T68" style:family="text">
      <style:text-properties officeooo:rsid="0081eacf"/>
    </style:style>
    <style:style style:name="T69" style:family="text">
      <style:text-properties fo:background-color="#ffd7d7" loext:char-shading-value="0"/>
    </style:style>
    <style:style style:name="T70" style:family="text">
      <style:text-properties fo:background-color="#bbe33d" loext:char-shading-value="0"/>
    </style:style>
    <style:style style:name="T71" style:family="text">
      <style:text-properties fo:background-color="#5eb91e" loext:char-shading-value="0"/>
    </style:style>
    <style:style style:name="T72" style:family="text">
      <style:text-properties fo:background-color="#3faf46" loext:char-shading-value="0"/>
    </style:style>
    <style:style style:name="T73" style:family="text">
      <style:text-properties fo:background-color="#77bc65" loext:char-shading-value="0"/>
    </style:style>
    <style:style style:name="T74" style:family="text">
      <style:text-properties fo:color="#55308d" loext:opacity="100%" fo:background-color="#77bc65" loext:char-shading-value="0"/>
    </style:style>
    <style:style style:name="T75" style:family="text">
      <style:text-properties fo:color="#55308d" loext:opacity="100%" style:font-name="Lohit Kannada" fo:font-size="16pt" fo:font-weight="normal" fo:background-color="#bbe33d" loext:char-shading-value="0" style:font-size-asian="16pt" style:font-weight-asian="normal" style:font-size-complex="16pt" style:font-weight-complex="normal"/>
    </style:style>
    <style:style style:name="T76" style:family="text">
      <style:text-properties fo:color="#55308d" loext:opacity="100%" style:font-name="Yrsa Medium" fo:background-color="#77bc65" loext:char-shading-value="0"/>
    </style:style>
    <style:style style:name="T77" style:family="text">
      <style:text-properties fo:color="#55308d" loext:opacity="100%" style:font-name="Yrsa Medium" fo:font-weight="bold" fo:background-color="#77bc65" loext:char-shading-value="0" style:font-weight-asian="bold" style:font-weight-complex="bold"/>
    </style:style>
    <style:style style:name="T78" style:family="text">
      <style:text-properties fo:color="#55308d" loext:opacity="100%" style:font-name="Yrsa Medium" fo:font-weight="normal" fo:background-color="#77bc65" loext:char-shading-value="0" style:font-weight-asian="normal" style:font-weight-complex="normal"/>
    </style:style>
    <style:style style:name="T79" style:family="text">
      <style:text-properties fo:color="#55308d" loext:opacity="100%" style:font-name="Yrsa Medium" fo:font-size="16pt" fo:font-weight="normal" fo:background-color="#77bc65" loext:char-shading-value="0" style:font-size-asian="16pt" style:font-weight-asian="normal" style:font-size-complex="16pt" style:font-weight-complex="normal"/>
    </style:style>
    <style:style style:name="T80" style:family="text">
      <style:text-properties fo:color="#55308d" loext:opacity="100%" style:font-name="Yrsa Medium" fo:font-size="16pt" fo:font-weight="normal" fo:background-color="#5eb91e" loext:char-shading-value="0" style:font-size-asian="16pt" style:font-weight-asian="normal" style:font-size-complex="16pt" style:font-weight-complex="normal"/>
    </style:style>
    <style:style style:name="T81" style:family="text">
      <style:text-properties fo:color="#55308d" loext:opacity="100%" style:font-name="Yrsa Medium" fo:font-size="16pt" fo:font-weight="normal" fo:background-color="#81d41a" loext:char-shading-value="0" style:font-size-asian="16pt" style:font-weight-asian="normal" style:font-size-complex="16pt" style:font-weight-complex="normal"/>
    </style:style>
    <style:style style:name="T82" style:family="text">
      <style:text-properties fo:color="#55308d" loext:opacity="100%" style:font-name="Yrsa Medium" fo:font-size="16pt" fo:font-weight="normal" fo:background-color="#bbe33d" loext:char-shading-value="0" style:font-size-asian="16pt" style:font-weight-asian="normal" style:font-size-complex="16pt" style:font-weight-complex="normal"/>
    </style:style>
    <style:style style:name="T83" style:family="text">
      <style:text-properties fo:color="#55308d" loext:opacity="100%" style:font-name="Abyssinica SIL" fo:font-size="16pt" fo:font-weight="normal" fo:background-color="#bbe33d" loext:char-shading-value="0" style:font-size-asian="16pt" style:font-weight-asian="normal" style:font-size-complex="16pt" style:font-weight-complex="normal"/>
    </style:style>
    <style:style style:name="T84" style:family="text">
      <style:text-properties fo:color="#55308d" loext:opacity="100%" style:font-name="Waree" fo:font-size="16pt" fo:font-weight="normal" fo:background-color="#bbe33d" loext:char-shading-value="0" style:font-size-asian="16pt" style:font-weight-asian="normal" style:font-size-complex="16pt" style:font-weight-complex="normal"/>
    </style:style>
    <style:style style:name="T85" style:family="text">
      <style:text-properties fo:color="#55308d" loext:opacity="100%" style:font-name="Lohit Tamil" fo:font-size="16pt" fo:font-weight="normal" fo:background-color="#bbe33d" loext:char-shading-value="0" style:font-size-asian="16pt" style:font-weight-asian="normal" style:font-size-complex="16pt" style:font-weight-complex="normal"/>
    </style:style>
    <style:style style:name="T86" style:family="text">
      <style:text-properties fo:color="#55308d" loext:opacity="100%" style:font-name="Ubuntu" fo:font-size="16pt" fo:font-weight="normal" fo:background-color="#bbe33d" loext:char-shading-value="0" style:font-size-asian="16pt" style:font-weight-asian="normal" style:font-size-complex="16pt" style:font-weight-complex="normal"/>
    </style:style>
    <style:style style:name="T87" style:family="text">
      <style:text-properties fo:color="#55308d" loext:opacity="100%" style:font-name="Ubuntu" fo:font-size="15pt" fo:font-weight="normal" fo:background-color="#bbe33d" loext:char-shading-value="0" style:font-size-asian="15pt" style:font-weight-asian="normal" style:font-size-complex="15pt" style:font-weight-complex="normal"/>
    </style:style>
    <style:style style:name="T88" style:family="text">
      <style:text-properties fo:color="#55308d" loext:opacity="100%" style:font-name="Ubuntu" fo:font-weight="normal" fo:background-color="#bbe33d" loext:char-shading-value="0" style:font-weight-asian="normal" style:font-weight-complex="normal"/>
    </style:style>
    <style:style style:name="T89" style:family="text">
      <style:text-properties fo:font-size="15pt" style:font-size-asian="15pt" style:font-size-complex="15pt"/>
    </style:style>
    <style:style style:name="T90" style:family="text">
      <style:text-properties officeooo:rsid="008771c1"/>
    </style:style>
    <style:style style:name="T91" style:family="text">
      <style:text-properties style:font-name="Liberation Sans"/>
    </style:style>
    <style:style style:name="T92" style:family="text">
      <style:text-properties style:font-name="Liberation Sans" officeooo:rsid="008771c1"/>
    </style:style>
    <style:style style:name="T93" style:family="text">
      <style:text-properties style:font-name="DejaVu Serif" officeooo:rsid="008771c1"/>
    </style:style>
    <style:style style:name="T94" style:family="text">
      <style:text-properties style:font-name="AnjaliOldLipi" officeooo:rsid="008771c1"/>
    </style:style>
    <style:style style:name="T95" style:family="text">
      <style:text-properties style:font-name="Loma" officeooo:rsid="008771c1"/>
    </style:style>
    <style:style style:name="T96" style:family="text">
      <style:text-properties officeooo:rsid="008c50b7"/>
    </style:style>
    <style:style style:name="T97" style:family="text">
      <style:text-properties officeooo:rsid="008dcd8a"/>
    </style:style>
    <style:style style:name="T98" style:family="text">
      <style:text-properties officeooo:rsid="008f501d"/>
    </style:style>
    <style:style style:name="T99" style:family="text">
      <style:text-properties fo:background-color="#dddddd" loext:char-shading-value="0"/>
    </style:style>
    <style:style style:name="T100" style:family="text">
      <style:text-properties fo:background-color="#ddddd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Kubernetes is open-source orchestration software for deploying, managing, scaling 'containers'. "containerized application"</text:p>
      <text:p text:style-name="P1"><text:tab/>*to mention- NOT building unlike Docker* but can be with external/thirdparty runner</text:p>
      <text:p text:style-name="P1">def2: <text:span text:style-name="T23">Kubernetes</text:span> is an open-source container orchestration platform designed to '<text:span text:style-name="T27">automate</text:span>' deploying, scaling, and managing </text:p>
      <text:p text:style-name="P1">containerized applications. It manages clusters of containers.</text:p>
      <text:p text:style-name="P1"/>
      <text:p text:style-name="P1">ORCHESTRATION: the planning or arrangement/management or coordination of the automated tasks/processes of a system/project </text:p>
      <text:p text:style-name="P1">to obtain a desired production.</text:p>
      <text:p text:style-name="P1"/>
      <text:p text:style-name="P1">___</text:p>
      <text:p text:style-name="P1"/>
      <text:p text:style-name="P1">Master node hosts the K8s control plane components<text:span text:style-name="T67">(Processes):</text:span></text:p>
      <text:p text:style-name="P1"/>
      <text:p text:style-name="P1"><text:span text:style-name="T23">The kube-</text:span><text:span text:style-name="T26">APIServer</text:span><text:span text:style-name="T23">(first Control Plane Component</text:span>) is </text:p>
      <text:p text:style-name="P1">1)the <text:span text:style-name="T88">gateway</text:span> to the Kubernetes control plane, </text:p>
      <text:p text:style-name="P1">exposing the Kubernetes API, which is used by 'other' internal components(like the scheduler and </text:p>
      <text:p text:style-name="P1">controllers) and external users(worker nodes)</text:p>
      <text:p text:style-name="P1">2) acts as the central hub for communication within the Kubernetes cluster. It provides a RESTful </text:p>
      <text:p text:style-name="P1">API that allows users and external systems to interact with the Kubernetes cluster.</text:p>
      <text:p text:style-name="P1"/>
      <text:p text:style-name="P1"><text:tab/><text:tab/>VS</text:p>
      <text:p text:style-name="P1"><text:span text:style-name="T23">Kubelet </text:span><text:span text:style-name="T64">is</text:span><text:span text:style-name="T23"> an (Worker node component)agent</text:span> </text:p>
      <text:p text:style-name="P1">that runs on each worker node and is responsible for <text:span text:style-name="T69">managing the lifecycle of the Pods</text:span>(encapsulated containers) running on that node. <text:span text:style-name="T63">Kubelet as an interface interacts with container and Node(machine </text:span><text:soft-page-break/><text:span text:style-name="T63">itself).</text:span></text:p>
      <text:p text:style-name="P1">Functions:</text:p>
      <text:p text:style-name="P1">Pod Management: Ensures that the containers described in a PodSpec (YAML or JSON configuration) are running and healthy.</text:p>
      <text:p text:style-name="P1">Node Registration: Registers the node with the Kubernetes API server and reports the status of the node and the Pods running on it.</text:p>
      <text:p text:style-name="P1">Health Monitoring: Periodically checks the health of <text:span text:style-name="T68">Pods(</text:span>containers<text:span text:style-name="T68">)</text:span> and nodes, and reports this information to the control plane.</text:p>
      <text:p text:style-name="P1">Configuration and Execution: Uses container runtime (e.g., Docker, containerd) to pull images and run containers.</text:p>
      <text:p text:style-name="P1"/>
      <text:p text:style-name="P1">__________</text:p>
      <text:p text:style-name="P1"/>
      <text:p text:style-name="P1"/>
      <text:p text:style-name="P16">Scheduler- Master <text:span text:style-name="T65">Node</text:span> component(kube-scheduler):</text:p>
      <text:p text:style-name="P1">The Scheduler is responsible for placing containers (packaged into pods) onto the appropriate worker nodes within the cluster.</text:p>
      <text:p text:style-name="P1">It decides which node is best suited to run a new pod based on factors like resource availability (CPU, memory), </text:p>
      <text:p text:style-name="P1">node performance, and any specific scheduling constraints (e.g., pod affinity/anti-affinity rules).</text:p>
      <text:p text:style-name="P1">The Scheduler ensures efficient utilization of resources and balances the workload across all nodes to prevent </text:p>
      <text:p text:style-name="P1">any single node from becoming overloaded.</text:p>
      <text:p text:style-name="P1"/>
      <text:p text:style-name="P1"><text:tab/> <text:s/>VS</text:p>
      <text:p text:style-name="P1"/>
      <text:p text:style-name="P16">Container Runtime (Work<text:span text:style-name="T66">ing Node</text:span> component)</text:p>
      <text:p text:style-name="P1">Description: The container runtime is the software responsible for running containers on a worker node. </text:p>
      <text:p text:style-name="P1">It manages container lifecycle, pulling container <text:soft-page-break/>images from registries, and handling low-level container operations.</text:p>
      <text:p text:style-name="P1">Functions:</text:p>
      <text:p text:style-name="P1">Image Management: Pulls container images from container registries like Docker Hub or a private registry.</text:p>
      <text:p text:style-name="P1">Container Lifecycle: Manages the start, stop, and delete operations of containers.</text:p>
      <text:p text:style-name="P1">Supported Runtimes: Commonly used container runtimes include Docker, containerd, and CRI-O.</text:p>
      <text:p text:style-name="P1"><text:tab/><text:tab/></text:p>
      <text:p text:style-name="P1">__________</text:p>
      <text:p text:style-name="P1"><text:tab/></text:p>
      <text:p text:style-name="P1"><text:tab/></text:p>
      <text:p text:style-name="P16">etcd(control plane):</text:p>
      <text:p text:style-name="P1">etcd is a distributed, reliable key-value store used by Kubernetes to store all the cluster's configuration </text:p>
      <text:p text:style-name="P1">data and state information. It is the "source of truth" for the cluster state. Every change (like adding/deleting a node, deploying a pod) in the cluster is recorded in etcd.</text:p>
      <text:p text:style-name="P1">The API Server queries etcd to read and write cluster states, making etcd a critical component for maintaining </text:p>
      <text:p text:style-name="P1">cluster consistency and availability. Being a distributed store, etcd ensures data redundancy and reliability by </text:p>
      <text:p text:style-name="P1">replicating data across multiple nodes.<text:tab/></text:p>
      <text:p text:style-name="P1"/>
      <text:p text:style-name="P1"><text:tab/> <text:s text:c="4"/>VS</text:p>
      <text:p text:style-name="P1"/>
      <text:p text:style-name="P16">Kube-proxy(work-node)</text:p>
      <text:p text:style-name="P1">Description: Kube-proxy is a network proxy that runs on each worker node. It maintains network rules on nodes </text:p>
      <text:p text:style-name="P1">and enables network communication between different Pods within the cluster, as well as between Pods and Services.</text:p>
      <text:p text:style-name="P1">Functions:</text:p>
      <text:p text:style-name="P1"><text:tab/>Service Discovery and Load Balancing: Redirects <text:soft-page-break/><text:tab/>traffic coming to a Service IP to the appropriate <text:tab/>backend Pods using IP tables or IPVS rules.</text:p>
      <text:p text:style-name="P1"><text:tab/>Network Rules Management: Manages and configures <text:tab/>network rules, ensuring that network traffic is <text:tab/>properly routed between Pods.</text:p>
      <text:p text:style-name="P1"><text:tab/>Supports Multiple Modes: Works in different modes <text:tab/>like userspace, iptables, or IPVS to efficiently <text:tab/>route traffic based on the nodes status with <text:tab/>conditions like Ready, NotReady, OutOfDisk, and <text:tab/>MemoryPressure.<text:tab/></text:p>
      <text:p text:style-name="P1"/>
      <text:p text:style-name="P1">____</text:p>
      <text:p text:style-name="P1">____</text:p>
      <text:p text:style-name="P1"/>
      <text:p text:style-name="P15">IMPORTANT <text:span text:style-name="T62">[BESTEST]</text:span>: https://www.youtube.com/watch?v=umXEmn3cMWY&amp;list=PLy7NrYWoggjziYQIDorlXjTvvwweTYoNC&amp;index=3</text:p>
      <text:p text:style-name="P16"/>
      <text:p text:style-name="P16">How Kubernetes "Runs" Applications:</text:p>
      <text:p text:style-name="P1"/>
      <text:p text:style-name="P1">In Kubernetes, the smallest deployable unit is a Pod. A <text:span text:style-name="T23">Pod</text:span> is a group of one or more containers </text:p>
      <text:p text:style-name="P1">(such as Docker containers) with shared storage/network resources and a specification for how to </text:p>
      <text:p text:style-name="P1">run the containers.</text:p>
      <text:p text:style-name="P1">When you deploy an application to Kubernetes, you are essentially creating Pods that contain the </text:p>
      <text:p text:style-name="P1">applications container.</text:p>
      <text:p text:style-name="P1">You use a "Deployment" to tell Kubernetes how to create and manage Pods for your application. A <text:span text:style-name="T23">Deployment</text:span> defines the desired state for your application (like the number of replicas, the image version, etc.) and Kubernetes ensures that the current state matches the desired state.</text:p>
      <text:p text:style-name="P1">For example, if you want three instances of your application running at all times, you create a Deployment that specifies three replicas. Kubernetes will then make sure that there are always three Pods <text:soft-page-break/>running.</text:p>
      <text:p text:style-name="P1"/>
      <text:p text:style-name="P1">____</text:p>
      <text:p text:style-name="P1"/>
      <text:p text:style-name="P1"/>
      <text:p text:style-name="P1">In Kubernetes, <text:span text:style-name="T23">objects</text:span> are the persistent entities that represent the state of your cluster. They define the desired state of your cluster's infrastructure and applications. Objects are a way to tell Kubernetes what you want to create, manage, and orchestrate. For example, when you want to deploy an application, you define a Kubernetes Deployment object.</text:p>
      <text:p text:style-name="P1">Who are these objects?: Pods, services, Deployments. ReplicaSet, namespaces, PV and more!</text:p>
      <text:p text:style-name="P1"/>
      <text:p text:style-name="P1"/>
      <text:p text:style-name="P1"/>
      <text:p text:style-name="P1">_________</text:p>
      <text:p text:style-name="P1">_________</text:p>
      <text:p text:style-name="P1">_________</text:p>
      <text:p text:style-name="P1"/>
      <text:p text:style-name="P1"/>
      <text:p text:style-name="P1"/>
      <text:p text:style-name="P1"/>
      <text:p text:style-name="P1">A <text:span text:style-name="T23">Cluster</text:span> is a set of Nodes (machines) that run containerized applications managed by Kubernetes. </text:p>
      <text:p text:style-name="P17"/>
      <text:p text:style-name="P2"><text:span text:style-name="T23">Cluster -&gt; Nodes(M/W) -&gt; Pods -&gt; Containers</text:span> <text:s text:c="2"/></text:p>
      <text:p text:style-name="P14"><text:tab/><text:tab/><text:tab/><text:tab/>[1→many]</text:p>
      <text:p text:style-name="P5">#https://www.youtube.com/watch?v=TlHvYWVUZyc&amp;t=224s</text:p>
      <text:p text:style-name="P1"/>
      <text:p text:style-name="P1"/>
      <text:p text:style-name="P1"/>
      <text:p text:style-name="P1"/>
      <text:p text:style-name="P1"/>
      <text:p text:style-name="P3"><text:span text:style-name="T23">Kubelet </text:span>is a Node-agen<text:span text:style-name="T28">t. It runs on each worker node </text:span><text:span text:style-name="T30">therefore</text:span><text:span text:style-name="T28"> manage</text:span><text:span text:style-name="T29">s</text:span><text:span text:style-name="T28"> the lifecycle of Pods.</text:span></text:p>
      <text:p text:style-name="P1"/>
      <text:p text:style-name="P1"><text:soft-page-break/>On MasterNode, important K8s processes are running.</text:p>
      <text:p text:style-name="P1">one of such important process is API-server. </text:p>
      <text:p text:style-name="P1"><text:span text:style-name="T23">API-server</text:span> is the entry-point<text:span text:style-name="T61">(gateway)</text:span> to Kubernetes Cluster. kar jonne entrypoint?: UI(K8s dashboard<text:span text:style-name="T40">s</text:span>), some other API(scripts), CLI, frontends</text:p>
      <text:p text:style-name="P1"><text:s/>ei beparta important!! k8s er client kara taile? shudhui manush? no, eije dashboard, APIs, CLIs(kubectl, hae etake manush bola jai) eraoo!!</text:p>
      <text:p text:style-name="P1"><text:s/>ei client ra communicate/request korbe ki format ey?: yaml or JSON</text:p>
      <text:p text:style-name="P1"><text:s text:c="2"/>ar eije ei format tai as a template (jetay Deployment) dekhsilam shob details diye.</text:p>
      <text:p text:style-name="P1"><text:s text:c="3"/>Deployment = Template/Blueprint for {creating} Pods!</text:p>
      <text:p text:style-name="P1"><text:s text:c="2"/></text:p>
      <text:p text:style-name="P1">check about CM, scheds, etcd above</text:p>
      <text:p text:style-name="P1"/>
      <text:p text:style-name="P1">Another Important component: Virtal Network!</text:p>
      <text:p text:style-name="P1">VN actually turns all the nodes inside of the cluster into one powerful machine that has the sum of all the resources of individual nodes</text:p>
      <text:p text:style-name="P1"/>
      <text:p text:style-name="P1">masterNode is less heavy, but more Important than WNs!</text:p>
      <text:p text:style-name="P1"/>
      <text:p text:style-name="P1"/>
      <text:p text:style-name="P28"><text:span text:style-name="T5">A </text:span><text:span text:style-name="T14">N</text:span><text:span text:style-name="Strong_20_Emphasis"><text:span text:style-name="T15">ame</text:span></text:span><text:span text:style-name="Strong_20_Emphasis"><text:span text:style-name="T16">s</text:span></text:span><text:span text:style-name="Strong_20_Emphasis"><text:span text:style-name="T15">pace</text:span></text:span><text:span text:style-name="T5"> in Kubernetes is a way to organize and manage different resources within a cluster. It helps divide a Kubernetes cluster into </text:span><text:span text:style-name="Strong_20_Emphasis"><text:span text:style-name="T5">logical partitions</text:span></text:span><text:span text:style-name="T5">, enabling multiple teams, projects, or applications to coexist within the same cluster without interfering with each other. </text:span>Kubernetes cluster <text:span text:style-name="T96">can be</text:span> shared between different teams or projects, namespaces ensure that resources do not conflict, and each team or project can manage its resources independently. <text:span text:style-name="T98">Default: use system components. Custom: </text:span><text:span text:style-name="T97">Dev/Test/Prod</text:span></text:p>
      <text:p text:style-name="P1"/>
      <text:p text:style-name="P28"><text:span text:style-name="T5"><text:tab/> <text:s/></text:span><text:span text:style-name="T91">Logical Separation </text:span><text:span text:style-name="T95">|</text:span><text:span text:style-name="T91"> Resource Isolation </text:span><text:span text:style-name="T95">|</text:span><text:span text:style-name="T91"> Scoped Resources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pan text:style-name="T23">POD:</text:span> smallest unit of K8s! Wrapper of containers! Also called backend!</text:p>
      <text:p text:style-name="P1">1pod per 1application (good practice)</text:p>
      <text:p text:style-name="P1"/>
      <text:p text:style-name="P1"><text:tab/>Each POD is its own self-contained server with its </text:p>
      <text:p text:style-name="P1"><text:tab/>OWN IP ADDRESS.</text:p>
      <text:p text:style-name="P1"><text:tab/>We actually work with the Pods in a Cluster of k8s. <text:tab/>It's abstraction layer of containers. We dont <text:tab/>configure/create containers in Cluster.</text:p>
      <text:p text:style-name="P1"/>
      <text:p text:style-name="P1"><text:tab/>Whenever a Pod gets restarted/recreated or weak, a <text:tab/>new pod gets created with a new IP</text:p>
      <text:p text:style-name="P1"/>
      <text:p text:style-name="P1"/>
      <text:p text:style-name="P1"/>
      <text:p text:style-name="P1"/>
      <text:p text:style-name="P18"/>
      <text:p text:style-name="P1"><text:tab/><text:span text:style-name="T23">Service:</text:span> plays the alt role for Pods’ dynamic IP alteration issue.. It sits behind the Pods, checks them continously.. </text:p>
      <text:p text:style-name="P1"><text:tab/> &gt; has an IP address <text:s text:c="3"/>&gt; Load balancer for Pods</text:p>
      <text:p text:style-name="P1"/>
      <text:p text:style-name="P1"/>
      <text:p text:style-name="P1"><text:tab/> spec:</text:p>
      <text:p text:style-name="P1"><text:tab/> <text:s text:c="3"/>replicas: 2 <text:s text:c="5"/>[ 2 different Pods created, </text:p>
      <text:p text:style-name="P1"><text:tab/> <text:s text:c="3"/>selector: [for 2 my-app apps(important to <text:tab/><text:tab/><text:tab/><text:tab/><text:tab/><text:tab/><text:tab/><text:tab/><text:tab/><text:tab/><text:tab/>understand)</text:p>
      <text:p text:style-name="P1"><text:tab/> <text:s text:c="3"/><text:tab/>matchlabels:</text:p>
      <text:p text:style-name="P1"><text:tab/> <text:s text:c="3"/><text:tab/> <text:s text:c="3"/>app: my-app </text:p>
      <text:p text:style-name="P1"><text:s/></text:p>
      <text:p text:style-name="P1"><text:s/></text:p>
      <text:p text:style-name="P1"/>
      <text:p text:style-name="P1"><text:span text:style-name="T23">what Pods do?</text:span>: Create the running environment/layer on top of the container (for apps) <text:s/></text:p>
      <text:p text:style-name="P1"><text:soft-page-break/>we only interact with the kubernetes layer(that is what we called abstraction layer)</text:p>
      <text:p text:style-name="P1"/>
      <text:p text:style-name="P1"/>
      <text:p text:style-name="P1">a <text:span text:style-name="T23">Node</text:span> is basically a <text:span text:style-name="T23">server</text:span> or we can say <text:span text:style-name="T25">w</text:span><text:span text:style-name="T23">orker machine</text:span> (either a <text:span text:style-name="T23">physical server</text:span> or a <text:span text:style-name="T23">virtual machine</text:span>) </text:p>
      <text:p text:style-name="P1">in a Kubernetes cluster. Nodes are responsible for 'running' the containerized applications that are managed by Kubernetes. </text:p>
      <text:p text:style-name="P1"/>
      <text:p text:style-name="P1"/>
      <text:p text:style-name="P1"><text:span text:style-name="T100">Service</text:span>, a Kubernetes object, is an <text:span text:style-name="T23">abstraction</text:span> that defines a <text:span text:style-name="T23">logical set of Pods</text:span> and <text:span text:style-name="T23">a POLICY</text:span> to access them, usually through a network. </text:p>
      <text:p text:style-name="P1"><text:span text:style-name="T23">Services provide a way to expose and connect Pods to other services</text:span>, <text:span text:style-name="T58">either inside or outside the cluster</text:span>, </text:p>
      <text:p text:style-name="P1">enabling communication between components in a consistent and reliable manner, regardless of the specific Pods' lifecycle or IP addresses.</text:p>
      <text:p text:style-name="P1">Pods are ephemeral, their IPs get updated, created, destroyed frequently.</text:p>
      <text:p text:style-name="P1">Service solves this issue with its parmanent/static/stable IP and DNS name.</text:p>
      <text:p text:style-name="P1">Service can distribute traffic among multiple Pods, providing LOAD BALANCING automatically.</text:p>
      <text:p text:style-name="P20"/>
      <text:p text:style-name="P21">Formal def tho: Service is a method for exposing a network application that is running as one or more Pods in your cluster.</text:p>
      <text:p text:style-name="P21"><text:s/>so, service emon na je alada kono actual group banaitese something, just set of pods expose korar ekta abstract method diye dey. <text:span text:style-name="T48">Ar ekhane bepar jeta sheta hocche pod er replicao sem app e maintain kore</text:span><text:span text:style-name="T49">(1pod1app remember)</text:span><text:span text:style-name="T48">. So let, 3 ta pod same app ke alada alada 3 bar </text:span><text:span text:style-name="T59">contain</text:span><text:span text:style-name="T48"> kortese. Ekhon ami ki eder alada alada identity rakhbo,, naki common ekta abstraction rakhbo. Ei kaj tai kore dey Service tar single IP diye. </text:span><text:span text:style-name="T60">Ar service bhinno bhinno Nodes er pods ke ekshathe expose korte pare.</text:span></text:p>
      <text:p text:style-name="P8"><text:tab/>valo eta: <text:s/>https://kubernetes.io/docs/concepts/services-<text:soft-page-break/>networking/service/</text:p>
      <text:p text:style-name="P8">A key aim of Services in Kubernetes is that you don't need to modify your existing application </text:p>
      <text:p text:style-name="P8">to use an unfamiliar service discovery mechanism.</text:p>
      <text:p text:style-name="P1"/>
      <text:p text:style-name="P1"/>
      <text:p text:style-name="P1"><text:span text:style-name="T23"><text:s/>Labels and selectors: </text:span>Used to 'organize and manage' (group, query, and filter) kubernetes objects.</text:p>
      <text:p text:style-name="P1"><text:s/><text:tab/><text:span text:style-name="T23">&gt;</text:span>Labels identify and organize them. Do not affect the behavior of the object itself but are used to group and query resources. Labels to later be used.</text:p>
      <text:p text:style-name="P1"><text:tab/><text:span text:style-name="T23">&gt;</text:span>Selector is used to filter Kubernetes objects based on their labels. To select a set of Pods based on their labels.</text:p>
      <text:p text:style-name="P1"><text:tab/></text:p>
      <text:p text:style-name="P1"><text:span text:style-name="T23"><text:s/>ConfigMap</text:span> is a key-value pair store used to hold "non-sensitive" EXTERNAL <text:span text:style-name="T23">configuration data</text:span> for applications. <text:span text:style-name="T41">Ei cofig data gulo </text:span><text:span text:style-name="T24">JSON</text:span><text:span text:style-name="T41"> othoba </text:span><text:span text:style-name="T24">YAML</text:span><text:span text:style-name="T41"> format ey thake.</text:span></text:p>
      <text:p text:style-name="P4"><text:s text:c="2"/>It allows you to decouple <text:span text:style-name="T23">configuration details</text:span> from container images, making it easier to manage and update configurations without modifying or rebuilding the container images. ConfigMaps can be used to inject <text:span text:style-name="T23">environment variables</text:span>, command-line arguments, or configuration files into your Pods/applications.</text:p>
      <text:p text:style-name="P19"><text:span text:style-name="T36">It, being an API object, also </text:span><text:span text:style-name="T34">lets you store configuration for other objects to us</text:span><text:span text:style-name="T35">e.</text:span></text:p>
      <text:p text:style-name="P1"/>
      <text:p text:style-name="P1"><text:span text:style-name="T19">It</text:span><text:span text:style-name="T18"> </text:span><text:span text:style-name="T17">Decouples/externalizes</text:span> configuration data from app logic: same container can be used in diff environments with different configs.</text:p>
      <text:p text:style-name="P22"><text:span text:style-name="T1">Environment variables</text:span><text:span text:style-name="T11">(</text:span><text:span text:style-name="T20">a dynamic value stored in the system’s environment that can affect how running processes behave on a computer or within a container. </text:span><text:span text:style-name="T21">It </text:span><text:span text:style-name="T22">configures</text:span><text:span text:style-name="T21"> </text:span><text:span text:style-name="T2">runtime behavio</text:span><text:span text:style-name="T3">r</text:span><text:span text:style-name="T11">)</text:span><text:span text:style-name="T1">:</text:span><text:span text:style-name="T5"> Store </text:span><text:span text:style-name="T1">environment-specific settings (database URLs)</text:span><text:span text:style-name="T5"> in a ConfigMap. </text:span><text:span text:style-name="T7">Such as</text:span></text:p>
      <text:p text:style-name="P24"><text:span text:style-name="T5">PATH(Directory), DB_URL, PORT, </text:span><text:span text:style-name="T8">PASSWORD, </text:span><text:span text:style-name="T9">DB_PASSWORD, USER.</text:span><text:span text:style-name="T5"> </text:span></text:p>
      <text:p text:style-name="P6">Configuration <text:span text:style-name="T46">values</text:span>: Store<text:span text:style-name="T46">d in</text:span> configuration files <text:soft-page-break/>(e.g., YAML, JSON, etc.) <text:span text:style-name="T47">as key-value pair</text:span> used by an application. </text:p>
      <text:p text:style-name="P7">You don’t need to hardcode environment-specific values (like database addresses) in your application. Instead, the application reads these values from <text:span text:style-name="T38">environment or a configuration file</text:span> provided at <text:span text:style-name="T39">runtime</text:span>.</text:p>
      <text:p text:style-name="P1"><text:span text:style-name="Strong_20_Emphasis">Easily Switch Between Environments</text:span>: The same container image (with your application code) can be used both locally and in the cloud. The environment-specific configuration (like <text:span text:style-name="Source_20_Text">DATABASE_HOST</text:span>) is provided dynamically via the ConfigMap in the cloud, or through environment variables in development.</text:p>
      <text:p text:style-name="P1"><text:tab/><text:span text:style-name="T31">Note</text:span><text:span text:style-name="T32">: so we find that config is actually a very useful and important feat of k8s. Coz in docker we had to inject all the env.var inside image, here we </text:span><text:span text:style-name="T33">are relieved from this constraint.</text:span><text:span text:style-name="T32"> </text:span></text:p>
      <text:p text:style-name="P9">No need to redeploy or rebuild!</text:p>
      <text:p text:style-name="P10"><text:s/><text:span text:style-name="T42">What are these data(Config Values) in ConfigMap yaml:<text:line-break/><text:tab/><text:tab/><text:tab/></text:span><text:span text:style-name="T43">ENV_VAR</text:span></text:p>
      <text:p text:style-name="P11"><text:span text:style-name="T42"><text:tab/><text:tab/><text:tab/></text:span><text:span text:style-name="T43">Config</text:span><text:span text:style-name="T44">uration </text:span><text:span text:style-name="T43">Files</text:span></text:p>
      <text:p text:style-name="P11"><text:span text:style-name="T42"><text:tab/><text:tab/><text:tab/></text:span><text:span text:style-name="T44">CLI arguments</text:span></text:p>
      <text:p text:style-name="P11"><text:tab/><text:tab/><text:tab/><text:span text:style-name="T45">Properties Files</text:span></text:p>
      <text:p text:style-name="P23"><text:span text:style-name="T6"><text:tab/><text:tab/><text:tab/></text:span>Text/JSON/XML <text:span text:style-name="T45">configuration files</text:span></text:p>
      <text:p text:style-name="P23"><text:tab/><text:tab/><text:tab/>Script Files or Command Snippets</text:p>
      <text:p text:style-name="P23"><text:tab/><text:tab/><text:tab/></text:p>
      <text:p text:style-name="P9"/>
      <text:p text:style-name="P1"><text:tab/><text:tab/><text:span text:style-name="T37">Configmap is huge.. check gpt topic by topic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<text:span text:style-name="T23"> Deployment</text:span> manages a set of Pods to run an application workload, usually one that doesn't maintain state.</text:p>
      <text:p text:style-name="P1">A Deployment provides DECLARATIVE UPDATES for Pods and ReplicaSets.</text:p>
      <text:p text:style-name="P1"/>
      <text:p text:style-name="P1">You describe a desired state in a Deployment, and the Deployment Controller changes the actual state to the desired </text:p>
      <text:p text:style-name="P1">state at a controlled rate. You can define Deployments to create new ReplicaSets, or to remove existing Deployments </text:p>
      <text:p text:style-name="P1">and adopt all their resources with new Deployments.</text:p>
      <text:p text:style-name="P12">We don’t create pods directly, we create a <text:span text:style-name="T50">Blueprint</text:span> for creating Pods or the replicas of pod. <text:span text:style-name="T51">This blueprint or this component is called ‘Deployment’.</text:span></text:p>
      <text:p text:style-name="P12"><text:soft-page-break/><text:tab/>“<text:span text:style-name="T52">Deployment is a layer of abstraction over pods, and Pod is a layer of abstraction over Containers”</text:span></text:p>
      <text:p text:style-name="P1"/>
      <text:p text:style-name="P13">service <text:span text:style-name="T53">o</text:span> just abstract jinish. Say, ekta pod got killed, then service <text:span text:style-name="T54">gets alarmed and </text:span>notif<text:span text:style-name="T54">ies</text:span> other pods. </text:p>
      <text:p text:style-name="P13"><text:span text:style-name="T56">Deployment declare korle pod othoba pods create hoy,jokhon ‘pods’ create hobe tokhon shetar naam hoy service. </text:span><text:span text:style-name="T57">Ebhabe read-out korle comprehend hoy.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ubernetes Configuration</text:p>
      <text:p text:style-name="P1"><text:s/>&gt; declarative</text:p>
      <text:p text:style-name="P1"><text:s/>&gt; Is == Should</text:p>
      <text:p text:style-name="P1"/>
      <text:p text:style-name="P1"/>
      <text:p text:style-name="P1"/>
      <text:p text:style-name="P1"/>
      <text:p text:style-name="P1">Helm: package manager for K8s</text:p>
      <text:p text:style-name="P1"/>
      <text:p text:style-name="P1">To package YAML files and distribute them in public and private rep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ourier" svg:font-family="Courier"/>
    <style:font-face style:name="DejaVu Serif" svg:font-family="'DejaVu Serif'" style:font-family-generic="roman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Kannada" svg:font-family="'Lohit Kannada'" style:font-pitch="variable"/>
    <style:font-face style:name="Lohit Tamil" svg:font-family="'Lohit Tamil'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asa Medium" svg:font-family="'Rasa Medium'" style:font-pitch="variable"/>
    <style:font-face style:name="Ubuntu" svg:font-family="Ubuntu" style:font-pitch="variable"/>
    <style:font-face style:name="Waree" svg:font-family="Waree" style:font-pitch="variable"/>
    <style:font-face style:name="Yrsa Medium" svg:font-family="'Yrsa Medium'" style:font-pitch="variable"/>
    <style:font-face style:name="open sans" svg:font-family="'open sans', 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17T18:36:56.355215725</dc:date>
    <meta:editing-duration>PT22H41M7S</meta:editing-duration>
    <meta:editing-cycles>107</meta:editing-cycles>
    <meta:document-statistic meta:table-count="0" meta:image-count="0" meta:object-count="0" meta:page-count="14" meta:paragraph-count="159" meta:word-count="2000" meta:character-count="13603" meta:non-whitespace-character-count="11570"/>
  </office:meta>
</office:document-meta>
</file>